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2.899cm" svg:height="1.799cm" svg:x="1.533cm" svg:y="0cm" draw:caption-point-x="-0.61cm" draw:caption-point-y="0.01cm">
              <dc:creator>WJ</dc:creator>
              <dc:date>2021-09-20T00:00:00</dc:date>
              <text:p text:style-name="P1"><text:span text:style-name="T1">測試天數</text:span><text:span text:style-name="T1">(e.g., 3, 100, 210)</text:span></text:p>
            </office:annotation>
            <text:p>day</text:p>
          </table:table-cell>
          <table:table-cell office:value-type="string" calcext:value-type="string">
            <office:annotation draw:style-name="gr1" draw:text-style-name="P2" svg:width="2.899cm" svg:height="1.799cm" svg:x="3.039cm" svg:y="0cm" draw:caption-point-x="-0.61cm" draw:caption-point-y="0.01cm">
              <dc:creator>WJ</dc:creator>
              <dc:date>2021-09-20T00:00:00</dc:date>
              <text:p text:style-name="P1"><text:span text:style-name="T1">樣品名稱 </text:span><text:span text:style-name="T1">(</text:span><text:span text:style-name="T1">將會成現在結果表格中</text:span><text:span text:style-name="T1">) (e.g., Human 1)</text:span></text:p>
            </office:annotation>
            <text:p>sample</text:p>
          </table:table-cell>
          <table:table-cell office:value-type="string" calcext:value-type="string">
            <office:annotation draw:style-name="gr1" draw:text-style-name="P2" svg:width="2.899cm" svg:height="1.799cm" svg:x="4.408cm" svg:y="0cm" draw:caption-point-x="-0.61cm" draw:caption-point-y="0.01cm">
              <dc:creator>WJ</dc:creator>
              <dc:date>2021-09-20T00:00:00</dc:date>
              <text:p text:style-name="P1"><text:span text:style-name="T1">測量值 </text:span><text:span text:style-name="T1">(e.g., 33)</text:span></text:p>
            </office:annotation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_L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_L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l_L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l_L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_L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_L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l_L2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_L2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l_L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l_L2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l_L2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l_L2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l_L2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l_L2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_L3</text:p>
          </table:table-cell>
          <table:table-cell office:value-type="float" office:value="205.8" calcext:value-type="float">
            <text:p>205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_L3</text:p>
          </table:table-cell>
          <table:table-cell office:value-type="float" office:value="205.4" calcext:value-type="float">
            <text:p>205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l_L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_L3</text:p>
          </table:table-cell>
          <table:table-cell office:value-type="float" office:value="203.9" calcext:value-type="float">
            <text:p>203.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l_L3</text:p>
          </table:table-cell>
          <table:table-cell office:value-type="float" office:value="205.2" calcext:value-type="float">
            <text:p>205.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l_L3</text:p>
          </table:table-cell>
          <table:table-cell office:value-type="float" office:value="200.8" calcext:value-type="float">
            <text:p>200.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l_L3</text:p>
          </table:table-cell>
          <table:table-cell office:value-type="float" office:value="208.5" calcext:value-type="float">
            <text:p>208.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l_L3</text:p>
          </table:table-cell>
          <table:table-cell office:value-type="float" office:value="208.9" calcext:value-type="float">
            <text:p>208.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l_L3</text:p>
          </table:table-cell>
          <table:table-cell office:value-type="float" office:value="212.4" calcext:value-type="float">
            <text:p>212.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l_L3</text:p>
          </table:table-cell>
          <table:table-cell office:value-type="float" office:value="205.2" calcext:value-type="float">
            <text:p>205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_L4</text:p>
          </table:table-cell>
          <table:table-cell office:value-type="float" office:value="1005.1" calcext:value-type="float">
            <text:p>1005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_L4</text:p>
          </table:table-cell>
          <table:table-cell office:value-type="float" office:value="1006.8" calcext:value-type="float">
            <text:p>1006.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l_L4</text:p>
          </table:table-cell>
          <table:table-cell office:value-type="float" office:value="1028.4" calcext:value-type="float">
            <text:p>1028.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_L4</text:p>
          </table:table-cell>
          <table:table-cell office:value-type="float" office:value="1007.4" calcext:value-type="float">
            <text:p>1007.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l_L4</text:p>
          </table:table-cell>
          <table:table-cell office:value-type="float" office:value="1006.8" calcext:value-type="float">
            <text:p>1006.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l_L4</text:p>
          </table:table-cell>
          <table:table-cell office:value-type="float" office:value="1007.8" calcext:value-type="float">
            <text:p>1007.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l_L4</text:p>
          </table:table-cell>
          <table:table-cell office:value-type="float" office:value="1005.5" calcext:value-type="float">
            <text:p>1005.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l_L4</text:p>
          </table:table-cell>
          <table:table-cell office:value-type="float" office:value="1029.7" calcext:value-type="float">
            <text:p>1029.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l_L4</text:p>
          </table:table-cell>
          <table:table-cell office:value-type="float" office:value="1001.9" calcext:value-type="float">
            <text:p>1001.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l_L4</text:p>
          </table:table-cell>
          <table:table-cell office:value-type="float" office:value="996.6" calcext:value-type="float">
            <text:p>996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_L5</text:p>
          </table:table-cell>
          <table:table-cell office:value-type="float" office:value="2079.9" calcext:value-type="float">
            <text:p>2079.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_L5</text:p>
          </table:table-cell>
          <table:table-cell office:value-type="float" office:value="2078.4" calcext:value-type="float">
            <text:p>2078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l_L5</text:p>
          </table:table-cell>
          <table:table-cell office:value-type="float" office:value="2104.5" calcext:value-type="float">
            <text:p>210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_L5</text:p>
          </table:table-cell>
          <table:table-cell office:value-type="float" office:value="2078.3" calcext:value-type="float">
            <text:p>2078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l_L5</text:p>
          </table:table-cell>
          <table:table-cell office:value-type="float" office:value="2078.5" calcext:value-type="float">
            <text:p>2078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l_L5</text:p>
          </table:table-cell>
          <table:table-cell office:value-type="float" office:value="2078.2" calcext:value-type="float">
            <text:p>2078.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l_L5</text:p>
          </table:table-cell>
          <table:table-cell office:value-type="float" office:value="2079.3" calcext:value-type="float">
            <text:p>2079.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l_L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l_L5</text:p>
          </table:table-cell>
          <table:table-cell office:value-type="float" office:value="2080.3" calcext:value-type="float">
            <text:p>2080.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l_L5</text:p>
          </table:table-cell>
          <table:table-cell office:value-type="float" office:value="1987.8" calcext:value-type="float">
            <text:p>1987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C1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C1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C1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C1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QC1</text:p>
          </table:table-cell>
          <table:table-cell office:value-type="float" office:value="168.5" calcext:value-type="float">
            <text:p>168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QC1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QC1</text:p>
          </table:table-cell>
          <table:table-cell office:value-type="float" office:value="169.8" calcext:value-type="float">
            <text:p>169.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QC1</text:p>
          </table:table-cell>
          <table:table-cell office:value-type="float" office:value="176.4" calcext:value-type="float">
            <text:p>176.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QC1</text:p>
          </table:table-cell>
          <table:table-cell office:value-type="float" office:value="173.7" calcext:value-type="float">
            <text:p>173.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QC1</text:p>
          </table:table-cell>
          <table:table-cell office:value-type="float" office:value="168.9" calcext:value-type="float">
            <text:p>168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C2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C2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C2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C2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QC2</text:p>
          </table:table-cell>
          <table:table-cell office:value-type="float" office:value="168.5" calcext:value-type="float">
            <text:p>168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QC2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QC2</text:p>
          </table:table-cell>
          <table:table-cell office:value-type="float" office:value="169.8" calcext:value-type="float">
            <text:p>169.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QC2</text:p>
          </table:table-cell>
          <table:table-cell office:value-type="float" office:value="176.4" calcext:value-type="float">
            <text:p>176.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QC2</text:p>
          </table:table-cell>
          <table:table-cell office:value-type="float" office:value="173.7" calcext:value-type="float">
            <text:p>173.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QC2</text:p>
          </table:table-cell>
          <table:table-cell office:value-type="float" office:value="168.9" calcext:value-type="float">
            <text:p>168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ol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ol</text:p>
          </table:table-cell>
          <table:table-cell office:value-type="float" office:value="1878.4" calcext:value-type="float">
            <text:p>1878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ol</text:p>
          </table:table-cell>
          <table:table-cell office:value-type="float" office:value="1848.3" calcext:value-type="float">
            <text:p>1848.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ool</text:p>
          </table:table-cell>
          <table:table-cell office:value-type="float" office:value="1867.7" calcext:value-type="float">
            <text:p>1867.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ool</text:p>
          </table:table-cell>
          <table:table-cell office:value-type="float" office:value="1888.8" calcext:value-type="float">
            <text:p>1888.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ool</text:p>
          </table:table-cell>
          <table:table-cell office:value-type="float" office:value="1890.1" calcext:value-type="float">
            <text:p>1890.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ool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ool</text:p>
          </table:table-cell>
          <table:table-cell office:value-type="float" office:value="1938.6" calcext:value-type="float">
            <text:p>1938.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ool</text:p>
          </table:table-cell>
          <table:table-cell office:value-type="float" office:value="1923.7" calcext:value-type="float">
            <text:p>1923.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ool</text:p>
          </table:table-cell>
          <table:table-cell office:value-type="float" office:value="1932.1" calcext:value-type="float">
            <text:p>1932.1</text:p>
          </table:table-cell>
        </table:table-row>
      </table:table>
      <table:table table:name="setting_ep7" table:style-name="ta1">
        <table:table-column table:style-name="co5" table:default-cell-style-name="ce2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.899cm" svg:height="1.799cm" svg:x="3.185cm" svg:y="0cm" draw:caption-point-x="-0.61cm" draw:caption-point-y="0.01cm">
              <dc:creator>WJ</dc:creator>
              <dc:date>2021-09-23T00:00:00</dc:date>
              <text:p text:style-name="P1"><text:span text:style-name="T1">錯誤地拒絕虛無假設的機率</text:span><text:span text:style-name="T1">, </text:span><text:span text:style-name="T1">又名為</text:span><text:span text:style-name="T1">type-I error</text:span></text:p>
            </office:annotation>
            <text:p>alpha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5.722cm" svg:y="0cm" draw:caption-point-x="-0.61cm" draw:caption-point-y="0.01cm">
              <dc:creator>WJ</dc:creator>
              <dc:date>2021-09-23T00:00:00</dc:date>
              <text:p text:style-name="P1"><text:span text:style-name="T1">錯誤地不拒絕虛無假設的機率</text:span><text:span text:style-name="T1">, </text:span><text:span text:style-name="T1">又名為</text:span><text:span text:style-name="T1">type-II error</text:span></text:p>
            </office:annotation>
            <text:p>beta</text:p>
          </table:table-cell>
          <table:table-cell table:style-name="Accent_20_2" office:value-type="string" calcext:value-type="string">
            <text:p>repeatability</text:p>
          </table:table-cell>
          <table:table-cell table:style-name="Accent_20_2" office:value-type="string" calcext:value-type="string">
            <text:p>allowable_interference</text:p>
          </table:table-cell>
          <table:table-cell table:style-name="Accent_20_2" table:number-columns-repeated="1016"/>
        </table:table-row>
        <table:table-row table:style-name="ro1">
          <table:table-cell table:number-columns-repeated="4" office:value-type="float" office:value="0.05" calcext:value-type="float">
            <text:p>0.05</text:p>
          </table:table-cell>
          <table:table-cell table:number-columns-repeated="1016"/>
        </table:table-row>
        <table:table-row table:style-name="ro1" table:number-rows-repeated="7">
          <table:table-cell table:number-columns-repeated="1020"/>
        </table:table-row>
        <table:table-row table:style-name="ro1" table:number-rows-repeated="5">
          <table:table-cell table:style-name="Default"/>
          <table:table-cell table:number-columns-repeated="1019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/00/00</text:date>, <text:time style:data-style-name="N2" text:time-value="16:45:47.010264336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23T18:03:19.243196033</dc:date>
    <dc:creator>Wu Jun-I</dc:creator>
    <meta:editing-duration>PT1H10M41S</meta:editing-duration>
    <meta:editing-cycles>10</meta:editing-cycles>
    <meta:document-statistic meta:table-count="2" meta:cell-count="251" meta:object-count="0"/>
  </office:meta>
</office:document-meta>
</file>